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 fo:margin-top="0.0375in" fo:margin-left="0.0694in">
        <style:tab-stops/>
      </style:paragraph-properties>
    </style:style>
    <style:style style:name="T2" style:parent-style-name="Absatz-Standardschriftart" style:family="text">
      <style:text-properties style:font-name="Arial" fo:font-size="10pt" style:font-size-asian="10pt"/>
    </style:style>
    <style:style style:name="P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" style:parent-style-name="Standard" style:family="paragraph">
      <style:paragraph-properties fo:margin-top="0.0069in"/>
      <style:text-properties style:font-name="Arial" style:font-name-asian="Arial" style:font-name-complex="Arial" fo:font-size="13pt" style:font-size-asian="13pt" style:font-size-complex="13pt"/>
    </style:style>
    <style:style style:name="P7" style:parent-style-name="Standard" style:family="paragraph">
      <style:paragraph-properties style:line-height-at-least="0.1388in" fo:margin-left="0.8652in">
        <style:tab-stops/>
      </style:paragraph-properties>
    </style:style>
    <style:style style:name="T8" style:parent-style-name="Absatz-Standardschriftart" style:family="text">
      <style:text-properties style:font-name="Arial" style:font-name-asian="Arial" style:font-name-complex="Arial" fo:font-size="10pt" style:font-size-asian="10pt" style:font-size-complex="10pt"/>
    </style:style>
    <style:style style:name="P9" style:parent-style-name="Standard" style:family="paragraph">
      <style:paragraph-properties fo:margin-top="0.0013in"/>
      <style:text-properties style:font-name="Arial" style:font-name-asian="Arial" style:font-name-complex="Arial" fo:font-size="8pt" style:font-size-asian="8pt" style:font-size-complex="8pt"/>
    </style:style>
    <style:style style:name="P10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1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2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3" style:parent-style-name="Absatz-Standardschriftart" style:family="text">
      <style:text-properties style:font-name="Arial" fo:letter-spacing="-0.0006in" fo:font-size="10pt" style:font-size-asian="10pt"/>
    </style:style>
    <style:style style:name="T14" style:parent-style-name="Absatz-Standardschriftart" style:family="text">
      <style:text-properties style:font-name="Arial" fo:letter-spacing="-0.0118in" fo:font-size="10pt" style:font-size-asian="10pt"/>
    </style:style>
    <style:style style:name="T15" style:parent-style-name="Absatz-Standardschriftart" style:family="text">
      <style:text-properties style:font-name="Arial" fo:font-size="10pt" style:font-size-asian="10pt"/>
    </style:style>
    <style:style style:name="P16" style:parent-style-name="Standard" style:family="paragraph">
      <style:paragraph-properties fo:margin-top="0.0006in"/>
      <style:text-properties style:font-name="Arial" style:font-name-asian="Arial" style:font-name-complex="Arial" fo:font-size="12pt" style:font-size-asian="12pt" style:font-size-complex="12pt"/>
    </style:style>
    <style:style style:name="P17" style:parent-style-name="Textkörper" style:family="paragraph">
      <style:paragraph-properties fo:margin-top="0.0534in" fo:margin-right="0.2263in"/>
    </style:style>
    <style:style style:name="T18" style:parent-style-name="Absatz-Standardschriftart" style:family="text">
      <style:text-properties fo:letter-spacing="-0.0006in"/>
    </style:style>
    <style:style style:name="T19" style:parent-style-name="Absatz-Standardschriftart" style:family="text">
      <style:text-properties fo:letter-spacing="-0.0027in"/>
    </style:style>
    <style:style style:name="T20" style:parent-style-name="Absatz-Standardschriftart" style:family="text">
      <style:text-properties fo:letter-spacing="-0.0006in"/>
    </style:style>
    <style:style style:name="T21" style:parent-style-name="Absatz-Standardschriftart" style:family="text">
      <style:text-properties fo:letter-spacing="-0.0006in"/>
    </style:style>
    <style:style style:name="T22" style:parent-style-name="Absatz-Standardschriftart" style:family="text">
      <style:text-properties fo:letter-spacing="-0.0006in"/>
    </style:style>
    <style:style style:name="T23" style:parent-style-name="Absatz-Standardschriftart" style:family="text">
      <style:text-properties fo:letter-spacing="-0.002in"/>
    </style:style>
    <style:style style:name="T24" style:parent-style-name="Absatz-Standardschriftart" style:family="text">
      <style:text-properties fo:letter-spacing="-0.0013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13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13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13in"/>
    </style:style>
    <style:style style:name="T34" style:parent-style-name="Absatz-Standardschriftart" style:family="text">
      <style:text-properties style:font-name="Times New Roman" fo:letter-spacing="0.0687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13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13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2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style:font-name="Times New Roman" fo:letter-spacing="0.0548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2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2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13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13in"/>
    </style:style>
    <style:style style:name="T56" style:parent-style-name="Absatz-Standardschriftart" style:family="text">
      <style:text-properties fo:letter-spacing="-0.0006in"/>
    </style:style>
    <style:style style:name="P57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8" style:parent-style-name="Textkörper" style:family="paragraph">
      <style:paragraph-properties fo:line-height="0.1437in"/>
    </style:style>
    <style:style style:name="T59" style:parent-style-name="Absatz-Standardschriftart" style:family="text">
      <style:text-properties fo:letter-spacing="-0.0006in"/>
    </style:style>
    <style:style style:name="P60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48in"/>
    </style:style>
    <style:style style:name="T63" style:parent-style-name="Absatz-Standardschriftart" style:family="text">
      <style:text-properties fo:letter-spacing="-0.0006in"/>
    </style:style>
    <style:style style:name="P64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2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27in"/>
    </style:style>
    <style:style style:name="T69" style:parent-style-name="Absatz-Standardschriftart" style:family="text">
      <style:text-properties fo:letter-spacing="-0.0006in"/>
    </style:style>
    <style:style style:name="P70" style:parent-style-name="Textkörper" style:family="paragraph">
      <style:paragraph-properties fo:text-align="center" fo:line-height="0.143in" fo:margin-left="0in" fo:margin-right="0.043in">
        <style:tab-stops/>
      </style:paragraph-properties>
    </style:style>
    <style:style style:name="T71" style:parent-style-name="Absatz-Standardschriftart" style:family="text">
      <style:text-properties fo:letter-spacing="-0.0027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2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P8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2in"/>
    </style:style>
    <style:style style:name="P90" style:parent-style-name="Textkörper" style:family="paragraph">
      <style:paragraph-properties fo:margin-right="0.7368in">
        <style:tab-stops>
          <style:tab-stop style:type="left" style:position="0.0006in"/>
        </style:tab-stops>
      </style:paragraph-properties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13in"/>
    </style:style>
    <style:style style:name="T94" style:parent-style-name="Absatz-Standardschriftart" style:family="text">
      <style:text-properties fo:letter-spacing="-0.002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13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2in"/>
    </style:style>
    <style:style style:name="T101" style:parent-style-name="Absatz-Standardschriftart" style:family="text">
      <style:text-properties fo:letter-spacing="-0.0013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13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style:font-name="Times New Roman" fo:letter-spacing="0.0631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2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2in"/>
    </style:style>
    <style:style style:name="T113" style:parent-style-name="Absatz-Standardschriftart" style:family="text">
      <style:text-properties fo:letter-spacing="-0.0013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2in"/>
    </style:style>
    <style:style style:name="T118" style:parent-style-name="Absatz-Standardschriftart" style:family="text">
      <style:text-properties fo:letter-spacing="-0.0013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12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2" style:parent-style-name="Absatz-Standardschriftart" style:family="text">
      <style:text-properties fo:letter-spacing="-0.0006in"/>
    </style:style>
    <style:style style:name="P12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P12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0" style:parent-style-name="Textkörper" style:family="paragraph">
      <style:paragraph-properties fo:line-height="0.1437in"/>
    </style:style>
    <style:style style:name="T131" style:parent-style-name="Absatz-Standardschriftart" style:family="text">
      <style:text-properties style:font-name-complex="Arial"/>
    </style:style>
    <style:style style:name="T132" style:parent-style-name="Absatz-Standardschriftart" style:family="text">
      <style:text-properties style:font-name-complex="Arial" fo:letter-spacing="-0.0006in"/>
    </style:style>
    <style:style style:name="T133" style:parent-style-name="Absatz-Standardschriftart" style:family="text">
      <style:text-properties style:font-name-complex="Arial"/>
    </style:style>
    <style:style style:name="T134" style:parent-style-name="Absatz-Standardschriftart" style:family="text">
      <style:text-properties style:font-name-complex="Arial" fo:letter-spacing="-0.0006in"/>
    </style:style>
    <style:style style:name="T135" style:parent-style-name="Absatz-Standardschriftart" style:family="text">
      <style:text-properties style:font-name-complex="Arial" fo:letter-spacing="-0.0013in"/>
    </style:style>
    <style:style style:name="T136" style:parent-style-name="Absatz-Standardschriftart" style:family="text">
      <style:text-properties style:font-name-complex="Arial"/>
    </style:style>
    <style:style style:name="T137" style:parent-style-name="Absatz-Standardschriftart" style:family="text">
      <style:text-properties style:font-name-complex="Arial" fo:letter-spacing="-0.0013in"/>
    </style:style>
    <style:style style:name="T138" style:parent-style-name="Absatz-Standardschriftart" style:family="text">
      <style:text-properties style:font-name-complex="Arial" fo:letter-spacing="-0.0006in"/>
    </style:style>
    <style:style style:name="T139" style:parent-style-name="Absatz-Standardschriftart" style:family="text">
      <style:text-properties style:font-name-complex="Arial"/>
    </style:style>
    <style:style style:name="T140" style:parent-style-name="Absatz-Standardschriftart" style:family="text">
      <style:text-properties style:font-name-complex="Arial" fo:letter-spacing="-0.0006in"/>
    </style:style>
    <style:style style:name="T141" style:parent-style-name="Absatz-Standardschriftart" style:family="text">
      <style:text-properties style:font-name-complex="Arial"/>
    </style:style>
    <style:style style:name="T142" style:parent-style-name="Absatz-Standardschriftart" style:family="text">
      <style:text-properties style:font-name-complex="Arial" fo:letter-spacing="-0.0006in"/>
    </style:style>
    <style:style style:name="T143" style:parent-style-name="Absatz-Standardschriftart" style:family="text">
      <style:text-properties style:font-name-complex="Arial" fo:letter-spacing="-0.0013in"/>
    </style:style>
    <style:style style:name="T144" style:parent-style-name="Absatz-Standardschriftart" style:family="text">
      <style:text-properties style:font-name-complex="Arial" fo:letter-spacing="-0.0006in"/>
    </style:style>
    <style:style style:name="T145" style:parent-style-name="Absatz-Standardschriftart" style:family="text">
      <style:text-properties style:font-name-complex="Arial"/>
    </style:style>
    <style:style style:name="T146" style:parent-style-name="Absatz-Standardschriftart" style:family="text">
      <style:text-properties style:font-name-complex="Arial" fo:letter-spacing="-0.0006in"/>
    </style:style>
    <style:style style:name="T147" style:parent-style-name="Absatz-Standardschriftart" style:family="text">
      <style:text-properties style:font-name-complex="Arial"/>
    </style:style>
    <style:style style:name="T148" style:parent-style-name="Absatz-Standardschriftart" style:family="text">
      <style:text-properties style:font-name-complex="Arial" fo:letter-spacing="-0.0006in"/>
    </style:style>
    <style:style style:name="T149" style:parent-style-name="Absatz-Standardschriftart" style:family="text">
      <style:text-properties style:font-name-complex="Arial"/>
    </style:style>
    <style:style style:name="T150" style:parent-style-name="Absatz-Standardschriftart" style:family="text">
      <style:text-properties style:font-name-complex="Arial" fo:letter-spacing="-0.0006in"/>
    </style:style>
    <style:style style:name="T151" style:parent-style-name="Absatz-Standardschriftart" style:family="text">
      <style:text-properties style:font-name-complex="Arial" fo:letter-spacing="-0.0013in"/>
    </style:style>
    <style:style style:name="T152" style:parent-style-name="Absatz-Standardschriftart" style:family="text">
      <style:text-properties style:font-name-complex="Arial"/>
    </style:style>
    <style:style style:name="T153" style:parent-style-name="Absatz-Standardschriftart" style:family="text">
      <style:text-properties style:font-name-complex="Arial" fo:letter-spacing="-0.0013in"/>
    </style:style>
    <style:style style:name="T154" style:parent-style-name="Absatz-Standardschriftart" style:family="text">
      <style:text-properties style:font-name-complex="Arial"/>
    </style:style>
    <style:style style:name="T155" style:parent-style-name="Absatz-Standardschriftart" style:family="text">
      <style:text-properties style:font-name-complex="Arial" fo:letter-spacing="-0.0006in"/>
    </style:style>
    <style:style style:name="P156" style:parent-style-name="Textkörper" style:family="paragraph">
      <style:paragraph-properties fo:margin-right="0.226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2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2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2in"/>
    </style:style>
    <style:style style:name="T166" style:parent-style-name="Absatz-Standardschriftart" style:family="text">
      <style:text-properties fo:letter-spacing="-0.0013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2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style:font-name="Times New Roman" fo:letter-spacing="0.0548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02in"/>
    </style:style>
    <style:style style:name="T175" style:parent-style-name="Absatz-Standardschriftart" style:family="text">
      <style:text-properties fo:letter-spacing="-0.0013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13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180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181" style:parent-style-name="Textkörper" style:family="paragraph">
      <style:paragraph-properties fo:margin-top="0.0534in" fo:margin-right="0.1597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2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13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2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13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13in"/>
    </style:style>
    <style:style style:name="T199" style:parent-style-name="Absatz-Standardschriftart" style:family="text">
      <style:text-properties fo:letter-spacing="-0.002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style:font-name="Times New Roman" fo:letter-spacing="0.0687in"/>
    </style:style>
    <style:style style:name="T203" style:parent-style-name="Absatz-Standardschriftart" style:family="text">
      <style:text-properties fo:letter-spacing="-0.0013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13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13in"/>
    </style:style>
    <style:style style:name="T212" style:parent-style-name="Absatz-Standardschriftart" style:family="text">
      <style:text-properties fo:letter-spacing="0.0013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13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in"/>
    </style:style>
    <style:style style:name="T222" style:parent-style-name="Absatz-Standardschriftart" style:family="text">
      <style:text-properties style:font-name="Times New Roman" fo:letter-spacing="0.0548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2in"/>
    </style:style>
    <style:style style:name="T229" style:parent-style-name="Absatz-Standardschriftart" style:family="text">
      <style:text-properties fo:letter-spacing="-0.002in"/>
    </style:style>
    <style:style style:name="P230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31" style:parent-style-name="Textkörper" style:family="paragraph">
      <style:paragraph-properties fo:margin-right="0.202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13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2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13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-0.002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style:font-name="Times New Roman" fo:letter-spacing="0.0604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13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2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27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27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style:font-name="Times New Roman" fo:letter-spacing="0.0701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13in"/>
    </style:style>
    <style:style style:name="T259" style:parent-style-name="Absatz-Standardschriftart" style:family="text">
      <style:text-properties fo:letter-spacing="-0.002in"/>
    </style:style>
    <style:style style:name="T260" style:parent-style-name="Absatz-Standardschriftart" style:family="text">
      <style:text-properties fo:letter-spacing="-0.0013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2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2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2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style:font-name="Times New Roman" fo:letter-spacing="0.0687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P27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75" style:parent-style-name="Absatz-Standardschriftart" style:family="text">
      <style:text-properties fo:color="#009DE0" fo:letter-spacing="-0.0006in"/>
    </style:style>
    <style:style style:name="T276" style:parent-style-name="Absatz-Standardschriftart" style:family="text">
      <style:text-properties fo:color="#009DE0"/>
    </style:style>
    <style:style style:name="T277" style:parent-style-name="Absatz-Standardschriftart" style:family="text">
      <style:text-properties fo:color="#009DE0" fo:letter-spacing="-0.0013in"/>
    </style:style>
    <style:style style:name="T278" style:parent-style-name="Absatz-Standardschriftart" style:family="text">
      <style:text-properties fo:color="#009DE0"/>
    </style:style>
    <style:style style:name="T279" style:parent-style-name="Absatz-Standardschriftart" style:family="text">
      <style:text-properties fo:color="#009DE0" fo:letter-spacing="-0.0013in"/>
    </style:style>
    <style:style style:name="P280" style:parent-style-name="Textkörper" style:family="paragraph">
      <style:paragraph-properties fo:margin-top="0.1083in" fo:margin-right="0.202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2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13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2in"/>
    </style:style>
    <style:style style:name="T288" style:parent-style-name="Absatz-Standardschriftart" style:family="text">
      <style:text-properties fo:letter-spacing="-0.0013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2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13in"/>
    </style:style>
    <style:style style:name="T297" style:parent-style-name="Absatz-Standardschriftart" style:family="text">
      <style:text-properties fo:letter-spacing="-0.002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style:font-name="Times New Roman" fo:letter-spacing="0.0534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2in"/>
    </style:style>
    <style:style style:name="T307" style:parent-style-name="Absatz-Standardschriftart" style:family="text">
      <style:text-properties fo:letter-spacing="-0.0013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13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style:font-name="Times New Roman" fo:letter-spacing="0.0659in" style:text-scale="99%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13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0.0034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2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style:font-name="Times New Roman" fo:letter-spacing="0.0659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13in"/>
    </style:style>
    <style:style style:name="T334" style:parent-style-name="Absatz-Standardschriftart" style:family="text">
      <style:text-properties fo:letter-spacing="-0.002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13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2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27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13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style:font-name="Times New Roman" fo:letter-spacing="0.0534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27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2in"/>
    </style:style>
    <style:style style:name="T352" style:parent-style-name="Absatz-Standardschriftart" style:family="text">
      <style:text-properties fo:letter-spacing="-0.0027in"/>
    </style:style>
    <style:style style:name="T353" style:parent-style-name="Absatz-Standardschriftart" style:family="text">
      <style:text-properties fo:letter-spacing="-0.0006in"/>
    </style:style>
    <style:style style:name="P35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355" style:parent-style-name="Absatz-Standardschriftart" style:family="text">
      <style:text-properties fo:color="#009DE0" fo:letter-spacing="-0.0013in"/>
    </style:style>
    <style:style style:name="P356" style:parent-style-name="Textkörper" style:family="paragraph">
      <style:paragraph-properties fo:margin-top="0.1083in" fo:line-height="0.152in">
        <style:tab-stops>
          <style:tab-stop style:type="left" style:position="0.0006in"/>
        </style:tab-stops>
      </style:paragraph-properties>
    </style:style>
    <style:style style:name="T35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58" style:parent-style-name="Absatz-Standardschriftart" style:family="text">
      <style:text-properties fo:color="#3C6EA7" fo:letter-spacing="0.0027in" style:text-underline-type="single" style:text-underline-style="solid" style:text-underline-width="auto" style:text-underline-mode="continuous" style:text-underline-color="#3C6EA7"/>
    </style:style>
    <style:style style:name="T359" style:parent-style-name="Absatz-Standardschriftart" style:family="text">
      <style:text-properties fo:letter-spacing="-0.0013in"/>
    </style:style>
    <style:style style:name="T360" style:parent-style-name="Absatz-Standardschriftart" style:family="text">
      <style:text-properties fo:letter-spacing="-0.0027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27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13in"/>
    </style:style>
    <style:style style:name="T365" style:parent-style-name="Absatz-Standardschriftart" style:family="text">
      <style:text-properties fo:letter-spacing="-0.0006in"/>
    </style:style>
    <style:style style:name="P36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6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68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34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13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7in"/>
    </style:style>
    <style:style style:name="T376" style:parent-style-name="Absatz-Standardschriftart" style:family="text">
      <style:text-properties fo:letter-spacing="-0.0006in"/>
    </style:style>
    <style:style style:name="P37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7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79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13in"/>
    </style:style>
    <style:style style:name="T382" style:parent-style-name="Absatz-Standardschriftart" style:family="text">
      <style:text-properties fo:letter-spacing="-0.0013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27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2in"/>
    </style:style>
    <style:style style:name="T387" style:parent-style-name="Absatz-Standardschriftart" style:family="text">
      <style:text-properties fo:letter-spacing="-0.0006in"/>
    </style:style>
    <style:style style:name="P388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13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2in"/>
    </style:style>
    <style:style style:name="T397" style:parent-style-name="Absatz-Standardschriftart" style:family="text">
      <style:text-properties fo:letter-spacing="-0.0006in"/>
    </style:style>
    <style:style style:name="P398" style:parent-style-name="Standard" style:family="paragraph">
      <style:paragraph-properties fo:margin-top="0.0097in" fo:line-height="0.143in" fo:margin-right="0.2263in">
        <style:tab-stops>
          <style:tab-stop style:type="left" style:position="0.0006in"/>
        </style:tab-stops>
      </style:paragraph-properties>
    </style:style>
    <style:style style:name="T399" style:parent-style-name="Absatz-Standardschriftart" style:family="text">
      <style:text-properties style:font-name="Arial" fo:letter-spacing="-0.0006in" fo:font-size="9pt" style:font-size-asian="9pt"/>
    </style:style>
    <style:style style:name="T400" style:parent-style-name="Absatz-Standardschriftart" style:family="text">
      <style:text-properties style:font-name="Arial" fo:font-size="9pt" style:font-size-asian="9pt"/>
    </style:style>
    <style:style style:name="T401" style:parent-style-name="Absatz-Standardschriftart" style:family="text">
      <style:text-properties style:font-name="Arial" fo:letter-spacing="-0.0006in" fo:font-size="9pt" style:font-size-asian="9pt"/>
    </style:style>
    <style:style style:name="T402" style:parent-style-name="Absatz-Standardschriftart" style:family="text">
      <style:text-properties style:font-name="Arial" fo:letter-spacing="-0.002in" fo:font-size="9pt" style:font-size-asian="9pt"/>
    </style:style>
    <style:style style:name="T403" style:parent-style-name="Absatz-Standardschriftart" style:family="text">
      <style:text-properties style:font-name="Arial" fo:font-size="9pt" style:font-size-asian="9pt"/>
    </style:style>
    <style:style style:name="T404" style:parent-style-name="Absatz-Standardschriftart" style:family="text">
      <style:text-properties style:font-name="Arial" fo:letter-spacing="-0.0013in" fo:font-size="9pt" style:font-size-asian="9pt"/>
    </style:style>
    <style:style style:name="T405" style:parent-style-name="Absatz-Standardschriftart" style:family="text">
      <style:text-properties style:font-name="Arial" fo:font-size="9pt" style:font-size-asian="9pt"/>
    </style:style>
    <style:style style:name="T406" style:parent-style-name="Absatz-Standardschriftart" style:family="text">
      <style:text-properties style:font-name="Arial" fo:letter-spacing="-0.002in" fo:font-size="9pt" style:font-size-asian="9pt"/>
    </style:style>
    <style:style style:name="T407" style:parent-style-name="Absatz-Standardschriftart" style:family="text">
      <style:text-properties style:font-name="Arial" fo:letter-spacing="-0.0006in" fo:font-size="9pt" style:font-size-asian="9pt"/>
    </style:style>
    <style:style style:name="T408" style:parent-style-name="Absatz-Standardschriftart" style:family="text">
      <style:text-properties style:font-name="Arial" fo:font-size="9pt" style:font-size-asian="9pt"/>
    </style:style>
    <style:style style:name="T409" style:parent-style-name="Absatz-Standardschriftart" style:family="text">
      <style:text-properties style:font-name="Arial" fo:letter-spacing="-0.0006in" fo:font-size="9pt" style:font-size-asian="9pt"/>
    </style:style>
    <style:style style:name="T41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1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1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5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1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7" style:parent-style-name="Absatz-Standardschriftart" style:family="text">
      <style:text-properties style:font-name="Times New Roman" fo:font-style="italic" style:font-style-asian="italic" fo:letter-spacing="0.0659in" style:text-scale="99%" fo:font-size="9pt" style:font-size-asian="9pt"/>
    </style:style>
    <style:style style:name="T41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1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20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2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2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2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24" style:parent-style-name="Absatz-Standardschriftart" style:family="text">
      <style:text-properties style:font-name="Arial" fo:letter-spacing="-0.0006in" fo:font-size="9pt" style:font-size-asian="9pt"/>
    </style:style>
    <style:style style:name="T425" style:parent-style-name="Absatz-Standardschriftart" style:family="text">
      <style:text-properties style:font-name="Arial" fo:font-size="9pt" style:font-size-asian="9pt"/>
    </style:style>
    <style:style style:name="T426" style:parent-style-name="Absatz-Standardschriftart" style:family="text">
      <style:text-properties style:font-name="Arial" fo:letter-spacing="-0.0006in" fo:font-size="9pt" style:font-size-asian="9pt"/>
    </style:style>
    <style:style style:name="T427" style:parent-style-name="Absatz-Standardschriftart" style:family="text">
      <style:text-properties style:font-name="Arial" fo:letter-spacing="0.0006in" fo:font-size="9pt" style:font-size-asian="9pt"/>
    </style:style>
    <style:style style:name="T428" style:parent-style-name="Absatz-Standardschriftart" style:family="text">
      <style:text-properties style:font-name="Arial" fo:letter-spacing="-0.0006in" fo:font-size="9pt" style:font-size-asian="9pt"/>
    </style:style>
    <style:style style:name="T429" style:parent-style-name="Absatz-Standardschriftart" style:family="text">
      <style:text-properties style:font-name="Arial" fo:font-size="9pt" style:font-size-asian="9pt"/>
    </style:style>
    <style:style style:name="T430" style:parent-style-name="Absatz-Standardschriftart" style:family="text">
      <style:text-properties style:font-name="Arial" fo:letter-spacing="-0.0006in" fo:font-size="9pt" style:font-size-asian="9pt"/>
    </style:style>
    <style:style style:name="P431" style:parent-style-name="Standard" style:family="paragraph">
      <style:paragraph-properties fo:margin-right="0.2263in">
        <style:tab-stops>
          <style:tab-stop style:type="left" style:position="0.0006in"/>
        </style:tab-stops>
      </style:paragraph-properties>
    </style:style>
    <style:style style:name="T432" style:parent-style-name="Absatz-Standardschriftart" style:family="text">
      <style:text-properties style:font-name="Arial" fo:letter-spacing="-0.0006in" fo:font-size="9pt" style:font-size-asian="9pt"/>
    </style:style>
    <style:style style:name="T433" style:parent-style-name="Absatz-Standardschriftart" style:family="text">
      <style:text-properties style:font-name="Arial" fo:font-size="9pt" style:font-size-asian="9pt"/>
    </style:style>
    <style:style style:name="T434" style:parent-style-name="Absatz-Standardschriftart" style:family="text">
      <style:text-properties style:font-name="Arial" fo:letter-spacing="-0.0006in" fo:font-size="9pt" style:font-size-asian="9pt"/>
    </style:style>
    <style:style style:name="T435" style:parent-style-name="Absatz-Standardschriftart" style:family="text">
      <style:text-properties style:font-name="Arial" fo:letter-spacing="-0.0013in" fo:font-size="9pt" style:font-size-asian="9pt"/>
    </style:style>
    <style:style style:name="T436" style:parent-style-name="Absatz-Standardschriftart" style:family="text">
      <style:text-properties style:font-name="Arial" fo:letter-spacing="-0.0006in" fo:font-size="9pt" style:font-size-asian="9pt"/>
    </style:style>
    <style:style style:name="T437" style:parent-style-name="Absatz-Standardschriftart" style:family="text">
      <style:text-properties style:font-name="Arial" fo:letter-spacing="-0.002in" fo:font-size="9pt" style:font-size-asian="9pt"/>
    </style:style>
    <style:style style:name="T438" style:parent-style-name="Absatz-Standardschriftart" style:family="text">
      <style:text-properties style:font-name="Arial" fo:font-size="9pt" style:font-size-asian="9pt"/>
    </style:style>
    <style:style style:name="T439" style:parent-style-name="Absatz-Standardschriftart" style:family="text">
      <style:text-properties style:font-name="Arial" fo:letter-spacing="-0.0013in" fo:font-size="9pt" style:font-size-asian="9pt"/>
    </style:style>
    <style:style style:name="T440" style:parent-style-name="Absatz-Standardschriftart" style:family="text">
      <style:text-properties style:font-name="Arial" fo:letter-spacing="-0.0006in" fo:font-size="9pt" style:font-size-asian="9pt"/>
    </style:style>
    <style:style style:name="T441" style:parent-style-name="Absatz-Standardschriftart" style:family="text">
      <style:text-properties style:font-name="Arial" fo:letter-spacing="0.0013in" fo:font-size="9pt" style:font-size-asian="9pt"/>
    </style:style>
    <style:style style:name="T44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4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2" style:parent-style-name="Absatz-Standardschriftart" style:family="text">
      <style:text-properties style:font-name="Times New Roman" fo:font-style="italic" style:font-style-asian="italic" fo:letter-spacing="0.0743in" fo:font-size="9pt" style:font-size-asian="9pt"/>
    </style:style>
    <style:style style:name="T45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60" style:parent-style-name="Absatz-Standardschriftart" style:family="text">
      <style:text-properties style:font-name="Arial" fo:font-size="9pt" style:font-size-asian="9pt"/>
    </style:style>
    <style:style style:name="T461" style:parent-style-name="Absatz-Standardschriftart" style:family="text">
      <style:text-properties style:font-name="Arial" fo:letter-spacing="-0.0013in" fo:font-size="9pt" style:font-size-asian="9pt"/>
    </style:style>
    <style:style style:name="T462" style:parent-style-name="Absatz-Standardschriftart" style:family="text">
      <style:text-properties style:font-name="Arial" fo:letter-spacing="-0.0006in" fo:font-size="9pt" style:font-size-asian="9pt"/>
    </style:style>
    <style:style style:name="T463" style:parent-style-name="Absatz-Standardschriftart" style:family="text">
      <style:text-properties style:font-name="Arial" fo:letter-spacing="-0.002in" fo:font-size="9pt" style:font-size-asian="9pt"/>
    </style:style>
    <style:style style:name="T464" style:parent-style-name="Absatz-Standardschriftart" style:family="text">
      <style:text-properties style:font-name="Arial" fo:letter-spacing="-0.0006in" fo:font-size="9pt" style:font-size-asian="9pt"/>
    </style:style>
    <style:style style:name="T465" style:parent-style-name="Absatz-Standardschriftart" style:family="text">
      <style:text-properties style:font-name="Arial" fo:font-size="9pt" style:font-size-asian="9pt"/>
    </style:style>
    <style:style style:name="T466" style:parent-style-name="Absatz-Standardschriftart" style:family="text">
      <style:text-properties style:font-name="Arial" fo:letter-spacing="-0.0006in" fo:font-size="9pt" style:font-size-asian="9pt"/>
    </style:style>
    <style:style style:name="T467" style:parent-style-name="Absatz-Standardschriftart" style:family="text">
      <style:text-properties style:font-name="Arial" fo:letter-spacing="0.0006in" fo:font-size="9pt" style:font-size-asian="9pt"/>
    </style:style>
    <style:style style:name="T468" style:parent-style-name="Absatz-Standardschriftart" style:family="text">
      <style:text-properties style:font-name="Arial" fo:letter-spacing="-0.0006in" fo:font-size="9pt" style:font-size-asian="9pt"/>
    </style:style>
    <style:style style:name="P469" style:parent-style-name="Standard" style:family="paragraph">
      <style:paragraph-properties fo:line-height="101%" fo:margin-right="0.4729in">
        <style:tab-stops>
          <style:tab-stop style:type="left" style:position="0.0006in"/>
        </style:tab-stops>
      </style:paragraph-properties>
    </style:style>
    <style:style style:name="T470" style:parent-style-name="Absatz-Standardschriftart" style:family="text">
      <style:text-properties style:font-name="Arial" fo:letter-spacing="-0.0006in" fo:font-size="9pt" style:font-size-asian="9pt"/>
    </style:style>
    <style:style style:name="T471" style:parent-style-name="Absatz-Standardschriftart" style:family="text">
      <style:text-properties style:font-name="Arial" fo:font-size="9pt" style:font-size-asian="9pt"/>
    </style:style>
    <style:style style:name="T472" style:parent-style-name="Absatz-Standardschriftart" style:family="text">
      <style:text-properties style:font-name="Arial" fo:letter-spacing="-0.0006in" fo:font-size="9pt" style:font-size-asian="9pt"/>
    </style:style>
    <style:style style:name="T473" style:parent-style-name="Absatz-Standardschriftart" style:family="text">
      <style:text-properties style:font-name="Arial" fo:letter-spacing="-0.002in" fo:font-size="9pt" style:font-size-asian="9pt"/>
    </style:style>
    <style:style style:name="T474" style:parent-style-name="Absatz-Standardschriftart" style:family="text">
      <style:text-properties style:font-name="Arial" fo:letter-spacing="-0.0006in" fo:font-size="9pt" style:font-size-asian="9pt"/>
    </style:style>
    <style:style style:name="T475" style:parent-style-name="Absatz-Standardschriftart" style:family="text">
      <style:text-properties style:font-name="Arial" fo:letter-spacing="-0.0013in" fo:font-size="9pt" style:font-size-asian="9pt"/>
    </style:style>
    <style:style style:name="T476" style:parent-style-name="Absatz-Standardschriftart" style:family="text">
      <style:text-properties style:font-name="Arial" fo:font-size="9pt" style:font-size-asian="9pt"/>
    </style:style>
    <style:style style:name="T477" style:parent-style-name="Absatz-Standardschriftart" style:family="text">
      <style:text-properties style:font-name="Arial" fo:letter-spacing="-0.002in" fo:font-size="9pt" style:font-size-asian="9pt"/>
    </style:style>
    <style:style style:name="T478" style:parent-style-name="Absatz-Standardschriftart" style:family="text">
      <style:text-properties style:font-name="Arial" fo:letter-spacing="-0.0006in" fo:font-size="9pt" style:font-size-asian="9pt"/>
    </style:style>
    <style:style style:name="T479" style:parent-style-name="Absatz-Standardschriftart" style:family="text">
      <style:text-properties style:font-name="Arial" fo:font-size="9pt" style:font-size-asian="9pt"/>
    </style:style>
    <style:style style:name="T480" style:parent-style-name="Absatz-Standardschriftart" style:family="text">
      <style:text-properties style:font-name="Arial" fo:letter-spacing="-0.0006in" fo:font-size="9pt" style:font-size-asian="9pt"/>
    </style:style>
    <style:style style:name="T481" style:parent-style-name="Absatz-Standardschriftart" style:family="text">
      <style:text-properties style:font-name="Arial" fo:letter-spacing="0.0006in" fo:font-size="9pt" style:font-size-asian="9pt"/>
    </style:style>
    <style:style style:name="T4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8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6" style:parent-style-name="Absatz-Standardschriftart" style:family="text">
      <style:text-properties style:font-name="Arial" fo:letter-spacing="-0.0006in" fo:font-size="9pt" style:font-size-asian="9pt"/>
    </style:style>
    <style:style style:name="T487" style:parent-style-name="Absatz-Standardschriftart" style:family="text">
      <style:text-properties style:font-name="Times New Roman" fo:letter-spacing="0.0701in" style:text-scale="99%" fo:font-size="9pt" style:font-size-asian="9pt"/>
    </style:style>
    <style:style style:name="T488" style:parent-style-name="Absatz-Standardschriftart" style:family="text">
      <style:text-properties style:font-name="Arial" fo:letter-spacing="-0.0006in" fo:font-size="9pt" style:font-size-asian="9pt"/>
    </style:style>
    <style:style style:name="T489" style:parent-style-name="Absatz-Standardschriftart" style:family="text">
      <style:text-properties style:font-name="Arial" fo:letter-spacing="-0.0013in" fo:font-size="9pt" style:font-size-asian="9pt"/>
    </style:style>
    <style:style style:name="T490" style:parent-style-name="Absatz-Standardschriftart" style:family="text">
      <style:text-properties style:font-name="Arial" fo:letter-spacing="-0.0006in" fo:font-size="9pt" style:font-size-asian="9pt"/>
    </style:style>
    <style:style style:name="T491" style:parent-style-name="Absatz-Standardschriftart" style:family="text">
      <style:text-properties style:font-name="Arial" fo:font-size="9pt" style:font-size-asian="9pt"/>
    </style:style>
    <style:style style:name="T492" style:parent-style-name="Absatz-Standardschriftart" style:family="text">
      <style:text-properties style:font-name="Arial" fo:letter-spacing="-0.0006in" fo:font-size="9pt" style:font-size-asian="9pt"/>
    </style:style>
    <style:style style:name="T493" style:parent-style-name="Absatz-Standardschriftart" style:family="text">
      <style:text-properties style:font-name="Arial" fo:font-size="9pt" style:font-size-asian="9pt"/>
    </style:style>
    <style:style style:name="T494" style:parent-style-name="Absatz-Standardschriftart" style:family="text">
      <style:text-properties style:font-name="Arial" fo:letter-spacing="-0.002in" fo:font-size="9pt" style:font-size-asian="9pt"/>
    </style:style>
    <style:style style:name="T495" style:parent-style-name="Absatz-Standardschriftart" style:family="text">
      <style:text-properties style:font-name="Arial" fo:font-size="9pt" style:font-size-asian="9pt"/>
    </style:style>
    <style:style style:name="T496" style:parent-style-name="Absatz-Standardschriftart" style:family="text">
      <style:text-properties style:font-name="Arial" fo:letter-spacing="-0.0006in" fo:font-size="9pt" style:font-size-asian="9pt"/>
    </style:style>
    <style:style style:name="T497" style:parent-style-name="Absatz-Standardschriftart" style:family="text">
      <style:text-properties style:font-name="Arial" fo:letter-spacing="-0.0006in" fo:font-size="9pt" style:font-size-asian="9pt"/>
    </style:style>
    <style:style style:name="P498" style:parent-style-name="Standard" style:family="paragraph">
      <style:paragraph-properties fo:margin-top="0.002in"/>
      <style:text-properties style:font-name="Arial" style:font-name-asian="Arial" style:font-name-complex="Arial" fo:font-size="5.5pt" style:font-size-asian="5.5pt" style:font-size-complex="5.5pt"/>
    </style:style>
    <style:style style:name="P499" style:parent-style-name="Standard" style:family="paragraph">
      <style:paragraph-properties style:line-height-at-least="0.0138in" fo:margin-left="0.9083in">
        <style:tab-stops/>
      </style:paragraph-properties>
    </style:style>
    <style:style style:name="T500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501" style:parent-style-name="Textkörper" style:family="paragraph">
      <style:paragraph-properties fo:margin-top="0.0256in" fo:margin-right="0.202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2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13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2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2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style:font-name="Times New Roman" style:text-scale="99%"/>
    </style:style>
    <style:style style:name="T514" style:parent-style-name="Absatz-Standardschriftart" style:family="text">
      <style:text-properties style:font-name="Times New Roman" style:text-scale="99%"/>
    </style:style>
    <style:style style:name="T515" style:parent-style-name="Absatz-Standardschriftart" style:family="text">
      <style:text-properties fo:letter-spacing="-0.0027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13in"/>
    </style:style>
    <style:style style:name="T51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27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34in"/>
    </style:style>
    <style:style style:name="T523" style:parent-style-name="Absatz-Standardschriftart" style:family="text">
      <style:text-properties fo:letter-spacing="-0.0006in"/>
    </style:style>
    <style:style style:name="P524" style:parent-style-name="Standard" style:family="paragraph">
      <style:paragraph-properties fo:margin-top="0.0062in"/>
      <style:text-properties style:font-name="Arial" style:font-name-asian="Arial" style:font-name-complex="Arial" fo:font-size="6pt" style:font-size-asian="6pt" style:font-size-complex="6pt"/>
    </style:style>
    <style:style style:name="P525" style:parent-style-name="Überschrift1" style:family="paragraph">
      <style:paragraph-properties fo:margin-top="0.0513in"/>
    </style:style>
    <style:style style:name="T526" style:parent-style-name="Absatz-Standardschriftart" style:family="text">
      <style:text-properties fo:color="#009DE0" fo:letter-spacing="-0.0013in"/>
    </style:style>
    <style:style style:name="P527" style:parent-style-name="Textkörper" style:family="paragraph">
      <style:paragraph-properties fo:margin-top="0.1069in"/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-0.0013in"/>
    </style:style>
    <style:style style:name="T530" style:parent-style-name="Absatz-Standardschriftart" style:family="text">
      <style:text-properties fo:letter-spacing="-0.0013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0.0006in"/>
    </style:style>
    <style:style style:name="T533" style:parent-style-name="Absatz-Standardschriftart" style:family="text">
      <style:text-properties fo:letter-spacing="-0.0006in"/>
    </style:style>
    <style:style style:name="P53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40" style:parent-style-name="Standard" style:family="paragraph">
      <style:paragraph-properties fo:margin-top="0.0041in"/>
      <style:text-properties style:font-name="Arial" style:font-name-asian="Arial" style:font-name-complex="Arial" fo:font-size="14.5pt" style:font-size-asian="14.5pt" style:font-size-complex="14.5pt"/>
    </style:style>
    <style:style style:name="P541" style:parent-style-name="Standard" style:family="paragraph">
      <style:paragraph-properties fo:margin-top="0.0388in" fo:margin-left="0.9138in">
        <style:tab-stops/>
      </style:paragraph-properties>
    </style:style>
    <style:style style:name="T542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>
      <style:graphic-properties style:writing-mode="lr-tb" draw:fill="none" draw:stroke="solid" svg:stroke-width="0.0111in" svg:stroke-color="#7f7f7f" svg:stroke-opacity="100%" draw:stroke-linejoin="round"/>
      <style:paragraph-properties/>
    </style:style>
  </office:automatic-styles>
  <office:body>
    <office:text text:use-soft-page-breaks="true">
      <text:p text:style-name="P1"><text:span text:style-name="T2">© Vilans | Geldig voor Vilans BTN | Geprint op: maandag 19 februari 2018</text:span></text:p>
      <text:p text:style-name="P3"/>
      <text:p text:style-name="P4"/>
      <text:p text:style-name="P5"/>
      <text:p text:style-name="P6"/>
      <text:p text:style-name="P7"><text:span text:style-name="T8"><draw:frame draw:z-index="0" draw:id="id0" draw:style-name="a0" draw:name="Text Box 5" text:anchor-type="as-char" svg:x="0in" svg:y="0in" svg:width="6.39792in" svg:height="0.38194in" style:rel-width="scale" style:rel-height="scale"><draw:text-box><text:p text:style-name="P9"/><text:p text:style-name="P10"><text:span text:style-name="T11">Titel:</text:span><text:span text:style-name="T12"><text:tab/></text:span><text:span text:style-name="T13">Afval</text:span><text:span text:style-name="T14"><text:s/></text:span><text:span text:style-name="T15">medicijnen</text:span></text:p></draw:text-box><svg:title/><svg:desc/></draw:frame></text:span></text:p>
      <text:p text:style-name="P16"/>
      <text:p text:style-name="P17"><text:span text:style-name="T18">Beschouw</text:span><text:span text:style-name="T19"><text:s/></text:span><text:span text:style-name="T20">medicijnen</text:span><text:s/><text:span text:style-name="T21">die</text:span><text:s/><text:span text:style-name="T22">niet</text:span><text:span text:style-name="T23"><text:s/></text:span>meer<text:span text:style-name="T24"><text:s/></text:span><text:span text:style-name="T25">gebruikt</text:span><text:span text:style-name="T26"><text:s/></text:span><text:span text:style-name="T27">worden</text:span><text:s/>of<text:span text:style-name="T28"><text:s/></text:span><text:span text:style-name="T29">waarvan</text:span><text:s/>de<text:s/><text:span text:style-name="T30">houdbaarheidstermijn</text:span><text:s/><text:span text:style-name="T31">is</text:span><text:s/><text:span text:style-name="T32">overschreden</text:span><text:span text:style-name="T33"><text:s/></text:span>als<text:span text:style-name="T34"><text:s/></text:span><text:span text:style-name="T35">klein chemisch</text:span><text:span text:style-name="T36"><text:s/></text:span><text:span text:style-name="T37">afval</text:span><text:s/>(KCA).<text:span text:style-name="T38"><text:s/>Het</text:span><text:s/>is<text:span text:style-name="T39"><text:s/></text:span><text:span text:style-name="T40">slecht voor</text:span><text:s/><text:span text:style-name="T41">het</text:span><text:s/><text:span text:style-name="T42">milieu</text:span><text:span text:style-name="T43"><text:s/></text:span>om<text:span text:style-name="T44"><text:s/>overgebleven</text:span><text:s/><text:span text:style-name="T45">medicijnen/medicijnresten in</text:span><text:s/><text:span text:style-name="T46">de</text:span><text:span text:style-name="T47"><text:s/></text:span><text:span text:style-name="T48">vuilnisbak</text:span><text:s/>te<text:span text:style-name="T49"><text:s/></text:span><text:span text:style-name="T50">gooien</text:span><text:span text:style-name="T51"><text:s/></text:span>of<text:s/><text:span text:style-name="T52">door<text:s/></text:span><text:span text:style-name="T53">het</text:span><text:span text:style-name="T54"><text:s/>toilet<text:s/></text:span>te<text:span text:style-name="T55"><text:s/></text:span><text:span text:style-name="T56">spoelen.</text:span></text:p>
      <text:p text:style-name="P57"/>
      <text:p text:style-name="P58"><text:span text:style-name="T59">Dit geldt voor:</text:span></text:p>
      <text:list text:style-name="LFO1" text:continue-numbering="true">
        <text:list-item>
          <text:p text:style-name="P60"><text:span text:style-name="T61">Restanten</text:span><text:span text:style-name="T62"><text:s/></text:span><text:span text:style-name="T63">pillen/capsules.</text:span></text:p>
        </text:list-item>
        <text:list-item>
          <text:p text:style-name="P64"><text:span text:style-name="T65">Gebruikte</text:span><text:span text:style-name="T66"><text:s/></text:span><text:span text:style-name="T67">transdermale</text:span><text:span text:style-name="T68"><text:s/></text:span><text:span text:style-name="T69">pleisters.</text:span></text:p>
        </text:list-item>
      </text:list>
      <text:p text:style-name="P70">Vouw<text:span text:style-name="T71"><text:s/></text:span>een<text:s/><text:span text:style-name="T72">gebruikte pleister</text:span><text:span text:style-name="T73"><text:s/></text:span><text:span text:style-name="T74">altijd</text:span><text:span text:style-name="T75"><text:s/></text:span><text:span text:style-name="T76">onmiddellijk</text:span><text:span text:style-name="T77"><text:s/></text:span><text:span text:style-name="T78">dubbel,</text:span><text:span text:style-name="T79"><text:s/></text:span><text:span text:style-name="T80">met</text:span><text:s/><text:span text:style-name="T81">de plakzijde</text:span><text:s/><text:span text:style-name="T82">naar</text:span><text:s/><text:span text:style-name="T83">binnen.</text:span></text:p>
      <text:list text:style-name="LFO1" text:continue-numbering="true">
        <text:list-item>
          <text:p text:style-name="P84"><text:span text:style-name="T85">Ampullen/patronen</text:span><text:span text:style-name="T86"><text:s/></text:span>met<text:span text:style-name="T87"><text:s/></text:span><text:span text:style-name="T88">een</text:span><text:s/>restje<text:span text:style-name="T89"><text:s/></text:span>medicijn.</text:p>
        </text:list-item>
        <text:list-item>
          <text:p text:style-name="P90"><text:span text:style-name="T91">Insulinepennen</text:span><text:span text:style-name="T92"><text:s/></text:span>met<text:span text:style-name="T93"><text:s/></text:span>een<text:span text:style-name="T94"><text:s/></text:span><text:span text:style-name="T95">restje</text:span><text:span text:style-name="T96"><text:s/></text:span><text:span text:style-name="T97">insuline. In</text:span><text:s/><text:span text:style-name="T98">lege insulinepennen</text:span><text:s/><text:span text:style-name="T99">blijft</text:span><text:span text:style-name="T100"><text:s/></text:span>een<text:span text:style-name="T101"><text:s/></text:span><text:span text:style-name="T102">verwaarloosbaar</text:span><text:span text:style-name="T103"><text:s/></text:span><text:span text:style-name="T104">kleine</text:span><text:span text:style-name="T105"><text:s/></text:span><text:span text:style-name="T106">hoeveelheid</text:span><text:span text:style-name="T107"><text:s/></text:span><text:span text:style-name="T108">insuline</text:span><text:span text:style-name="T109"><text:s/></text:span><text:span text:style-name="T110">over.<text:s/></text:span>Een<text:span text:style-name="T111"><text:s/></text:span>lege<text:span text:style-name="T112"><text:s/></text:span>pen<text:span text:style-name="T113"><text:s/></text:span><text:span text:style-name="T114">(zonder</text:span><text:span text:style-name="T115"><text:s/></text:span><text:span text:style-name="T116">naald)</text:span><text:span text:style-name="T117"><text:s/></text:span>mag<text:span text:style-name="T118"><text:s/></text:span>bij<text:span text:style-name="T119"><text:s/>het</text:span><text:s/>huisvuil<text:a xlink:href="#_bookmark0" office:target-frame-name="_top" xlink:show="replace">.<text:span text:style-name="T120">[1]</text:span></text:a></text:p>
        </text:list-item>
        <text:list-item>
          <text:p text:style-name="P121"><text:span text:style-name="T122">Medicatiecassettes.</text:span></text:p>
        </text:list-item>
        <text:list-item>
          <text:p text:style-name="P123"><text:span text:style-name="T124">Tubes</text:span><text:s/><text:span text:style-name="T125">met medicijn<text:s/></text:span><text:span text:style-name="T126">bevattende<text:s/></text:span>crème<text:span text:style-name="T127"><text:s/></text:span>of<text:span text:style-name="T128"><text:s/>zalf.</text:span></text:p>
        </text:list-item>
      </text:list>
      <text:p text:style-name="P129"/>
      <text:p text:style-name="P130"><text:span text:style-name="T131">Doe<text:s/></text:span><text:span text:style-name="T132">medicijnresten</text:span><text:span text:style-name="T133"><text:s/></text:span><text:span text:style-name="T134">bij</text:span><text:span text:style-name="T135"><text:s/></text:span><text:span text:style-name="T136">het</text:span><text:span text:style-name="T137"><text:s/></text:span><text:span text:style-name="T138">klein</text:span><text:span text:style-name="T139"><text:s/></text:span><text:span text:style-name="T140">chemisch</text:span><text:span text:style-name="T141"><text:s/></text:span><text:span text:style-name="T142">afval</text:span><text:span text:style-name="T143"><text:s/></text:span><text:span text:style-name="T144">(‘chemobox’)</text:span><text:span text:style-name="T145"><text:s/>of<text:s/></text:span><text:span text:style-name="T146">breng</text:span><text:span text:style-name="T147"><text:s/></text:span><text:span text:style-name="T148">ze</text:span><text:span text:style-name="T149"><text:s/></text:span><text:span text:style-name="T150">terug</text:span><text:span text:style-name="T151"><text:s/></text:span><text:span text:style-name="T152">naar</text:span><text:span text:style-name="T153"><text:s/></text:span><text:span text:style-name="T154">de<text:s/></text:span><text:span text:style-name="T155">apotheek.</text:span></text:p>
      <text:p text:style-name="P156"><text:span text:style-name="T157">Indien<text:s/></text:span>er<text:span text:style-name="T158"><text:s/></text:span>geen<text:span text:style-name="T159"><text:s/></text:span><text:span text:style-name="T160">afspraken</text:span><text:s/><text:span text:style-name="T161">zijn</text:span><text:span text:style-name="T162"><text:s/></text:span>met<text:s/><text:span text:style-name="T163">de apotheek over verzamelen</text:span><text:s/><text:span text:style-name="T164">van</text:span><text:span text:style-name="T165"><text:s/></text:span>losse<text:span text:style-name="T166"><text:s/></text:span><text:span text:style-name="T167">restmedicijnen</text:span><text:span text:style-name="T168"><text:s/></text:span>en<text:s/><text:span text:style-name="T169">aangebroken</text:span><text:span text:style-name="T170"><text:s/></text:span><text:span text:style-name="T171">ampullen, dan</text:span><text:s/><text:span text:style-name="T172">mogen deze</text:span><text:span text:style-name="T173"><text:s/></text:span>samen<text:span text:style-name="T174"><text:s/></text:span>met<text:span text:style-name="T175"><text:s/></text:span><text:span text:style-name="T176">injectienaalden ook in<text:s/></text:span>een<text:span text:style-name="T177"><text:s/></text:span><text:span text:style-name="T178">naaldencontainer aangeleverd</text:span><text:s/>worden<text:a xlink:href="#_bookmark1" office:target-frame-name="_top" xlink:show="replace">.<text:span text:style-name="T179">[2]</text:span></text:a></text:p>
      <text:p text:style-name="P180"/>
      <text:p text:style-name="P181"><text:span text:style-name="T182">Apotheken</text:span><text:span text:style-name="T183"><text:s/></text:span><text:span text:style-name="T184">zijn</text:span><text:s/><text:span text:style-name="T185">niet verplicht</text:span><text:s/><text:span text:style-name="T186">om</text:span><text:s/><text:span text:style-name="T187">overgebleven</text:span><text:span text:style-name="T188"><text:s/></text:span><text:span text:style-name="T189">medicijnen</text:span><text:s/><text:span text:style-name="T190">of</text:span><text:span text:style-name="T191"><text:s/></text:span><text:span text:style-name="T192">medicijnresten</text:span><text:span text:style-name="T193"><text:s/></text:span>aan<text:span text:style-name="T194"><text:s/></text:span>te<text:s/><text:span text:style-name="T195">nemen.</text:span><text:span text:style-name="T196"><text:s/></text:span>Zij<text:span text:style-name="T197"><text:s/>doen</text:span><text:span text:style-name="T198"><text:s/></text:span>dit<text:span text:style-name="T199"><text:s/></text:span>als<text:span text:style-name="T200"><text:s/></text:span><text:span text:style-name="T201">service</text:span><text:span text:style-name="T202"><text:s/></text:span>naar<text:span text:style-name="T203"><text:s/></text:span><text:span text:style-name="T204">hun</text:span><text:span text:style-name="T205"><text:s/></text:span><text:span text:style-name="T206">klanten.</text:span></text:p>
      <text:p text:style-name="Textkörper">Een<text:span text:style-name="T207"><text:s/>gemeente</text:span><text:span text:style-name="T208"><text:s/></text:span>is<text:s/><text:span text:style-name="T209">wel</text:span><text:s/><text:span text:style-name="T210">verplicht</text:span><text:span text:style-name="T211"><text:s/></text:span>het<text:span text:style-name="T212"><text:s/></text:span><text:span text:style-name="T213">klein</text:span><text:s/><text:span text:style-name="T214">chemisch afval</text:span><text:s/>(KCA)<text:span text:style-name="T215"><text:s/></text:span><text:span text:style-name="T216">van particulieren</text:span><text:s/><text:span text:style-name="T217">(en cliënten</text:span><text:span text:style-name="T218"><text:s/></text:span><text:span text:style-name="T219">van</text:span><text:s/>de<text:span text:style-name="T220"><text:s/>thuiszorg)</text:span><text:s/>in<text:span text:style-name="T221"><text:s/></text:span>te<text:span text:style-name="T222"><text:s/></text:span><text:span text:style-name="T223">zamelen. Lever</text:span><text:span text:style-name="T224"><text:s/></text:span>het<text:span text:style-name="T225"><text:s/></text:span>in<text:span text:style-name="T226"><text:s/>bij</text:span><text:s/><text:span text:style-name="T227">een gemeentedepot, chemokar</text:span><text:span text:style-name="T228"><text:s/></text:span>of<text:span text:style-name="T229"><text:s/></text:span>kca-depot.</text:p>
      <text:p text:style-name="P230"/>
      <text:p text:style-name="P231"><text:span text:style-name="T232">Gemeenten hebben geen</text:span><text:s/><text:span text:style-name="T233">zorgplicht voor</text:span><text:span text:style-name="T234"><text:s/></text:span>het<text:span text:style-name="T235"><text:s/>verzamelen</text:span><text:s/><text:span text:style-name="T236">van</text:span><text:span text:style-name="T237"><text:s/></text:span><text:span text:style-name="T238">afval van</text:span><text:span text:style-name="T239"><text:s/></text:span><text:span text:style-name="T240">cliënten die</text:span><text:s/>in<text:span text:style-name="T241"><text:s/></text:span>een<text:span text:style-name="T242"><text:s/></text:span><text:span text:style-name="T243">zorginstelling</text:span><text:span text:style-name="T244"><text:s/></text:span><text:span text:style-name="T245">verblijven.</text:span><text:span text:style-name="T246"><text:s/></text:span><text:span text:style-name="T247">Een</text:span><text:span text:style-name="T248"><text:s/></text:span><text:span text:style-name="T249">intramurale zorginstelling</text:span><text:span text:style-name="T250"><text:s/></text:span><text:span text:style-name="T251">moet<text:s/></text:span>KCA<text:span text:style-name="T252"><text:s/>als (gevaarlijk) bedrijfsafval laten</text:span><text:span text:style-name="T253"><text:s/></text:span><text:span text:style-name="T254">afvoeren. Intramurale</text:span><text:span text:style-name="T255"><text:s/></text:span><text:span text:style-name="T256">zorginstellingen hebben meestal</text:span><text:s/><text:span text:style-name="T257">een contract</text:span><text:span text:style-name="T258"><text:s/></text:span>met<text:span text:style-name="T259"><text:s/></text:span>een<text:span text:style-name="T260"><text:s/></text:span><text:span text:style-name="T261">erkende afvalinzamelaar</text:span><text:span text:style-name="T262"><text:s/></text:span><text:span text:style-name="T263">die kan</text:span><text:s/><text:span text:style-name="T264">adviseren</text:span><text:span text:style-name="T265"><text:s/></text:span><text:span text:style-name="T266">over</text:span><text:s/>de<text:span text:style-name="T267"><text:s/></text:span><text:span text:style-name="T268">afvoer</text:span><text:span text:style-name="T269"><text:s/></text:span><text:span text:style-name="T270">van</text:span><text:span text:style-name="T271"><text:s/></text:span>de<text:span text:style-name="T272"><text:s/>medicijnreste</text:span><text:span text:style-name="T273">n.</text:span></text:p>
      <text:p text:style-name="P274"/>
      <text:h text:style-name="Überschrift1" text:outline-level="1"><text:bookmark-start text:name="Klein_chemisch_afval_(KCA)"/><text:bookmark-end text:name="Klein_chemisch_afval_(KCA)"/><text:span text:style-name="T275">Klein</text:span><text:span text:style-name="T276"><text:s/></text:span><text:span text:style-name="T277">chemisch</text:span><text:span text:style-name="T278"><text:s/></text:span><text:span text:style-name="T279">afval (KCA)</text:span></text:h>
      <text:p text:style-name="P280"><text:span text:style-name="T281">De schadelijke</text:span><text:span text:style-name="T282"><text:s/></text:span><text:span text:style-name="T283">stoffen</text:span><text:span text:style-name="T284"><text:s/></text:span>uit<text:span text:style-name="T285"><text:s/></text:span><text:span text:style-name="T286">klein</text:span><text:span text:style-name="T287"><text:s/></text:span>chemisch<text:span text:style-name="T288"><text:s/></text:span><text:span text:style-name="T289">afval<text:s/></text:span>(KCA)<text:s/><text:span text:style-name="T290">vormen</text:span><text:span text:style-name="T291"><text:s/></text:span>een<text:span text:style-name="T292"><text:s/>probleem</text:span><text:span text:style-name="T293"><text:s/></text:span><text:span text:style-name="T294">als</text:span><text:s/><text:span text:style-name="T295">ze<text:s/></text:span>op<text:span text:style-name="T296"><text:s/></text:span>de<text:span text:style-name="T297"><text:s/></text:span><text:span text:style-name="T298">stortplaats<text:s/></text:span>of<text:span text:style-name="T299"><text:s/>de</text:span><text:span text:style-name="T300"><text:s/></text:span><text:span text:style-name="T301">afvalverbranding</text:span><text:span text:style-name="T302"><text:s/></text:span><text:span text:style-name="T303">terechtkomen. Omdat klein</text:span><text:span text:style-name="T304"><text:s/></text:span><text:span text:style-name="T305">chemisch afval</text:span><text:span text:style-name="T306"><text:s/></text:span>heel<text:span text:style-name="T307"><text:s/></text:span><text:span text:style-name="T308">divers</text:span><text:span text:style-name="T309"><text:s/></text:span>is<text:s/><text:span text:style-name="T310">(van</text:span><text:s/><text:span text:style-name="T311">schoonmaakmiddelen tot</text:span><text:span text:style-name="T312"><text:s/></text:span><text:span text:style-name="T313">batterijen, verf<text:s/></text:span>en<text:span text:style-name="T314"><text:s/></text:span><text:span text:style-name="T315">medicijnen)</text:span><text:span text:style-name="T316"><text:s/></text:span><text:span text:style-name="T317">zijn</text:span><text:span text:style-name="T318"><text:s/></text:span>er<text:span text:style-name="T319"><text:s/>aparte</text:span><text:span text:style-name="T320"><text:s/></text:span><text:span text:style-name="T321">stromen</text:span><text:s/><text:span text:style-name="T322">voor verwerking.</text:span><text:s/><text:span text:style-name="T323">Bewaar<text:s/></text:span>de<text:span text:style-name="T324"><text:s/>verschillende</text:span><text:s/><text:span text:style-name="T325">producten</text:span><text:span text:style-name="T326"><text:s/></text:span><text:span text:style-name="T327">dus</text:span><text:span text:style-name="T328"><text:s/></text:span>apart<text:span text:style-name="T329"><text:s/>en</text:span><text:s/><text:span text:style-name="T330">lever</text:span><text:s/><text:span text:style-name="T331">ze apart</text:span><text:s/>in.<text:span text:style-name="T332"><text:s/></text:span>Een<text:span text:style-name="T333"><text:s/></text:span>deel<text:span text:style-name="T334"><text:s/></text:span><text:span text:style-name="T335">van</text:span><text:s/>de<text:span text:style-name="T336"><text:s/></text:span><text:span text:style-name="T337">materialen</text:span><text:span text:style-name="T338"><text:s/></text:span>is<text:span text:style-name="T339"><text:s/>geschikt</text:span><text:s/><text:span text:style-name="T340">voor</text:span><text:s/><text:span text:style-name="T341">hergebruik. De</text:span><text:s/><text:span text:style-name="T342">rest</text:span><text:span text:style-name="T343"><text:s/></text:span><text:span text:style-name="T344">wordt<text:s/></text:span>onder<text:span text:style-name="T345"><text:s/></text:span><text:span text:style-name="T346">speciale</text:span><text:span text:style-name="T347"><text:s/></text:span><text:span text:style-name="T348">omstandigheden</text:span><text:span text:style-name="T349"><text:s/></text:span><text:span text:style-name="T350">verbrand</text:span><text:span text:style-name="T351"><text:s/></text:span>of<text:span text:style-name="T352"><text:s/></text:span><text:span text:style-name="T353">gestort.</text:span></text:p>
      <text:p text:style-name="P354"/>
      <text:h text:style-name="Überschrift1" text:outline-level="1"><text:bookmark-start text:name="Bronnen"/><text:bookmark-end text:name="Bronnen"/><text:span text:style-name="T355">Bronnen</text:span></text:h>
      <text:list text:style-name="LFO1" text:continue-numbering="true">
        <text:list-item>
          <text:p text:style-name="P356"><text:a xlink:href="https://www.vilanskickprotocollen.nl/management/hyperlinkloader.aspx?hyperlinkid=01a06473-0f2a-4b3a-88b5-8187e7bc68e5" office:target-frame-name="_top" xlink:show="replace"><text:span text:style-name="T357">http://www.rijksoverheid.nl/onderwerpen/geneesmiddelen/</text:span><text:span text:style-name="T358"><text:s/></text:span></text:a><text:span text:style-name="T359">(externe<text:s/></text:span>link,<text:span text:style-name="T360"><text:s/></text:span><text:span text:style-name="T361">gezien</text:span><text:span text:style-name="T362"><text:s/></text:span><text:span text:style-name="T363">april</text:span><text:span text:style-name="T364"><text:s/></text:span><text:span text:style-name="T365">2017).</text:span></text:p>
        </text:list-item>
        <text:list-item>
          <text:p text:style-name="P366"><text:a xlink:href="https://www.vilanskickprotocollen.nl/management/hyperlinkloader.aspx?hyperlinkid=c8a36208-a321-4f13-82a1-7c6e5e137937" office:target-frame-name="_top" xlink:show="replace"><text:span text:style-name="T367">http://www.rijksoverheid.nl/onderwerpen/afval/</text:span><text:span text:style-name="T368"><text:s/></text:span></text:a><text:span text:style-name="T369">(externe</text:span><text:span text:style-name="T370"><text:s/></text:span>link,<text:span text:style-name="T371"><text:s/></text:span><text:span text:style-name="T372">gezien</text:span><text:span text:style-name="T373"><text:s/></text:span><text:span text:style-name="T374">april</text:span><text:span text:style-name="T375"><text:s/></text:span><text:span text:style-name="T376">2017).</text:span></text:p>
        </text:list-item>
        <text:list-item>
          <text:p text:style-name="P377"><text:a xlink:href="https://www.vilanskickprotocollen.nl/management/hyperlinkloader.aspx?hyperlinkid=a53c3204-f929-44dc-85d0-ca4aaf47f71e" office:target-frame-name="_top" xlink:show="replace"><text:span text:style-name="T378">http://www.rwsleefomgeving.nl/onderwerpen/afval/</text:span><text:span text:style-name="T379"><text:s/></text:span></text:a><text:span text:style-name="T380">(externe</text:span><text:span text:style-name="T381"><text:s/></text:span>link,<text:span text:style-name="T382"><text:s/></text:span><text:span text:style-name="T383">gezien</text:span><text:span text:style-name="T384"><text:s/></text:span><text:span text:style-name="T385">april</text:span><text:span text:style-name="T386"><text:s/></text:span><text:span text:style-name="T387">2017)</text:span></text:p>
        </text:list-item>
        <text:list-item>
          <text:p text:style-name="P388"><text:span text:style-name="T389">E-mailcontact</text:span><text:span text:style-name="T390"><text:s/></text:span><text:span text:style-name="T391">afvalbeheer</text:span><text:span text:style-name="T392"><text:s/></text:span><text:span text:style-name="T393">Rijkswaterstaat,</text:span><text:span text:style-name="T394"><text:s/></text:span><text:span text:style-name="T395">januari</text:span><text:span text:style-name="T396"><text:s/></text:span><text:span text:style-name="T397">2015.</text:span></text:p>
        </text:list-item>
        <text:list-item>
          <text:p text:style-name="P398"><text:span text:style-name="T399">Landelijk</text:span><text:span text:style-name="T400"><text:s/></text:span><text:span text:style-name="T401">Centrum</text:span><text:span text:style-name="T402"><text:s/></text:span><text:span text:style-name="T403">Hygiëne</text:span><text:span text:style-name="T404"><text:s/></text:span><text:span text:style-name="T405">en</text:span><text:span text:style-name="T406"><text:s/></text:span><text:span text:style-name="T407">Veiligheid</text:span><text:span text:style-name="T408"><text:s/></text:span><text:span text:style-name="T409">(2015).<text:s/></text:span><text:span text:style-name="T410">Hygiënerichtlijn</text:span><text:span text:style-name="T411"><text:s/></text:span><text:span text:style-name="T412">voor instellingen</text:span><text:span text:style-name="T413"><text:s/></text:span><text:span text:style-name="T414">voor volwassenen</text:span><text:span text:style-name="T415"><text:s/></text:span><text:span text:style-name="T416">met</text:span><text:span text:style-name="T417"><text:s/></text:span><text:span text:style-name="T418">een</text:span><text:span text:style-name="T419"><text:s/>lichamelijke</text:span><text:span text:style-name="T420"><text:s/></text:span><text:span text:style-name="T421">of</text:span><text:span text:style-name="T422"><text:s/></text:span><text:span text:style-name="T423">verstandelijke beperking</text:span><text:span text:style-name="T424">. Amsterdam: Landelijk</text:span><text:span text:style-name="T425"><text:s/></text:span><text:span text:style-name="T426">Centrum</text:span><text:span text:style-name="T427"><text:s/></text:span><text:span text:style-name="T428">Hygiëne<text:s/></text:span><text:span text:style-name="T429">en</text:span><text:span text:style-name="T430"><text:s/>Veiligheid.</text:span></text:p>
        </text:list-item>
        <text:list-item>
          <text:p text:style-name="P431"><text:span text:style-name="T432">Landelijk</text:span><text:span text:style-name="T433"><text:s/></text:span><text:span text:style-name="T434">Centrum</text:span><text:span text:style-name="T435"><text:s/></text:span><text:span text:style-name="T436">Hygiëne</text:span><text:span text:style-name="T437"><text:s/></text:span><text:span text:style-name="T438">en</text:span><text:span text:style-name="T439"><text:s/></text:span><text:span text:style-name="T440">Veiligheid (2015).</text:span><text:span text:style-name="T441"><text:s/></text:span><text:span text:style-name="T442">Hygiënerichtlijn</text:span><text:span text:style-name="T443"><text:s/></text:span><text:span text:style-name="T444">voor</text:span><text:span text:style-name="T445"><text:s/></text:span><text:span text:style-name="T446">instellingen voor</text:span><text:span text:style-name="T447"><text:s/></text:span><text:span text:style-name="T448">kinder</text:span><text:span text:style-name="T449">en met</text:span><text:span text:style-name="T450"><text:s/></text:span><text:span text:style-name="T451">een</text:span><text:span text:style-name="T452"><text:s/></text:span><text:span text:style-name="T453">lichamelijke</text:span><text:span text:style-name="T454"><text:s/></text:span><text:span text:style-name="T455">of</text:span><text:span text:style-name="T456"><text:s/></text:span><text:span text:style-name="T457">verstandelijke</text:span><text:span text:style-name="T458"><text:s/></text:span><text:span text:style-name="T459">beperking</text:span><text:span text:style-name="T460">.</text:span><text:span text:style-name="T461"><text:s/></text:span><text:span text:style-name="T462">Amsterdam:</text:span><text:span text:style-name="T463"><text:s/></text:span><text:span text:style-name="T464">Landelijk</text:span><text:span text:style-name="T465"><text:s/></text:span><text:span text:style-name="T466">Centrum</text:span><text:span text:style-name="T467"><text:s/></text:span><text:span text:style-name="T468">Hygiëne en Veiligheid.</text:span></text:p>
        </text:list-item>
        <text:list-item>
          <text:p text:style-name="P469"><text:span text:style-name="T470">Landelijk</text:span><text:span text:style-name="T471"><text:s/></text:span><text:span text:style-name="T472">Centrum</text:span><text:span text:style-name="T473"><text:s/></text:span><text:span text:style-name="T474">Hygiëne</text:span><text:span text:style-name="T475"><text:s/></text:span><text:span text:style-name="T476">en</text:span><text:span text:style-name="T477"><text:s/></text:span><text:span text:style-name="T478">Veiligheid</text:span><text:span text:style-name="T479"><text:s/></text:span><text:span text:style-name="T480">(2011).</text:span><text:span text:style-name="T481"><text:s/></text:span><text:span text:style-name="T482">Hygiënerichtlijnen</text:span><text:span text:style-name="T483"><text:s/></text:span><text:span text:style-name="T484">voor<text:s/></text:span><text:span text:style-name="T485">Psychiatrische inrichtingen</text:span><text:span text:style-name="T486">.</text:span><text:span text:style-name="T487"><text:s/></text:span><text:span text:style-name="T488">Amsterdam:</text:span><text:span text:style-name="T489"><text:s/></text:span><text:span text:style-name="T490">Landelijk</text:span><text:span text:style-name="T491"><text:s/></text:span><text:span text:style-name="T492">Centrum</text:span><text:span text:style-name="T493"><text:s/>Hygiëne</text:span><text:span text:style-name="T494"><text:s/></text:span><text:span text:style-name="T495">en</text:span><text:span text:style-name="T496"><text:s/></text:span><text:span text:style-name="T497">Veiligheid.</text:span></text:p>
        </text:list-item>
      </text:list>
      <text:p text:style-name="P498"/>
      <text:p text:style-name="P499"><text:span text:style-name="T500"><draw:custom-shape svg:x="0.00556in" svg:y="0.00556in" svg:width="6.3in" svg:height="0.00139in" draw:z-index="0" draw:id="id1" draw:style-name="a1" draw:name="Freeform 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501">[1]<text:span text:style-name="T502"><text:s/></text:span><text:bookmark-start text:name="_bookmark0"/><text:bookmark-end text:name="_bookmark0"/><text:span text:style-name="T503">KNMP (Koninklijke Nederlandse</text:span><text:span text:style-name="T504"><text:s/></text:span><text:span text:style-name="T505">Maatschappij<text:s/></text:span>ter<text:span text:style-name="T506"><text:s/></text:span><text:span text:style-name="T507">bevordering van</text:span><text:span text:style-name="T508"><text:s/></text:span>de<text:span text:style-name="T509"><text:s/>Pharmacie)<text:s/></text:span>(e-mailcontact<text:span text:style-name="T510"><text:s/></text:span><text:span text:style-name="T511">april</text:span><text:s/><text:span text:style-name="T512">2017).</text:span><text:span text:style-name="T513"><text:s/></text:span><text:bookmark-start text:name="_bookmark1"/><text:bookmark-end text:name="_bookmark1"/><text:span text:style-name="T514"><text:s/></text:span>[2]<text:span text:style-name="T515"><text:s/></text:span><text:span text:style-name="T516">Zie:</text:span><text:span text:style-name="T517"><text:s/></text:span><text:a xlink:href="https://www.vilanskickprotocollen.nl/management/hyperlinkloader.aspx?hyperlinkid=481d752b-7523-411e-8080-37a2ffc05206" office:target-frame-name="_top" xlink:show="replace"><text:span text:style-name="T518">http://www.publiekzipnet.nl/protocollen/afval/1195-hoe-gebruik-je-de-naaldencontainer<text:s/></text:span></text:a><text:span text:style-name="T519">(gezien</text:span><text:span text:style-name="T520"><text:s/></text:span><text:span text:style-name="T521">april</text:span><text:span text:style-name="T522"><text:s/></text:span><text:span text:style-name="T523">2015).</text:span></text:p>
      <text:p text:style-name="P524"/>
      <text:h text:style-name="P525" text:outline-level="1"><text:bookmark-start text:name="Publicatiedatum"/><text:bookmark-end text:name="Publicatiedatum"/><text:span text:style-name="T526">Publicatiedatum</text:span></text:h>
      <text:p text:style-name="P527"><text:span text:style-name="T528">Gepubliceerd op 01-09-2017.</text:span><text:span text:style-name="T529"><text:s/></text:span>©<text:span text:style-name="T530"><text:s/></text:span><text:span text:style-name="T531">Copyright Vilans</text:span><text:span text:style-name="T532"><text:s/></text:span><text:span text:style-name="T533">2017</text:span></text:p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><text:span text:style-name="T542">©Vila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0833in" fo:margin-left="0.0694in" fo:margin-bottom="0.1944in" fo:margin-right="0.861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9T11:31:00Z</meta:creation-date>
    <dc:date>2018-07-09T11:31:00Z</dc:date>
    <meta:template xlink:href="Normal.dotm" xlink:type="simple"/>
    <meta:editing-cycles>2</meta:editing-cycles>
    <meta:editing-duration>PT0S</meta:editing-duration>
    <meta:user-defined meta:name="Created" meta:value-type="date">2018-07-09T00:00:00Z</meta:user-defined>
    <meta:user-defined meta:name="LastSaved" meta:value-type="date">2018-07-09T00:00:00Z</meta:user-defined>
    <meta:document-statistic meta:page-count="1" meta:paragraph-count="29" meta:word-count="433" meta:character-count="3413" meta:row-count="68" meta:non-whitespace-character-count="2995"/>
  </office:meta>
</office:document-meta>
</file>